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TablePreview1.svm" manifest:media-type=""/>
  <manifest:file-entry manifest:full-path="Pictures/10000000000000800000008069C5ABDE7F6CC251.png" manifest:media-type="image/png"/>
  <manifest:file-entry manifest:full-path="Pictures/TablePreview2.svm" manifest:media-type="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/>
    <style:font-face style:name="メイリオ5" svg:font-family="メイリオ"/>
    <style:font-face style:name="メイリオ6" svg:font-family="メイリオ" style:font-adornments="標準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6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5" style:family="graphic" style:parent-style-name="objectwithoutfill">
      <style:graphic-properties draw:marker-end="線の終点_20_1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8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49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50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2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3" style:family="graphic" style:parent-style-name="objectwithoutfill">
      <style:graphic-properties draw:stroke="dash" draw:stroke-dash="Dash" svg:stroke-linecap="butt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57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60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65" style:family="graphic" style:parent-style-name="standard">
      <style:graphic-properties draw:stroke="none" draw:fill="none" fo:min-height="0.633cm"/>
      <style:paragraph-properties style:writing-mode="lr-tb"/>
    </style:style>
    <style:style style:name="gr66" style:family="graphic" style:parent-style-name="standard">
      <style:graphic-properties draw:stroke="none" draw:fill-color="#ff0000" fo:min-height="0.318cm" fo:min-width="4.538cm"/>
    </style:style>
    <style:style style:name="gr67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68" style:family="graphic" style:parent-style-name="standard">
      <style:graphic-properties draw:stroke="none" draw:fill-color="#00a933" fo:min-height="0.318cm" fo:min-width="4.538cm"/>
    </style:style>
    <style:style style:name="gr69" style:family="graphic" style:parent-style-name="standard">
      <style:graphic-properties draw:stroke="none" draw:fill-color="#2a6099" fo:min-height="0.318cm" fo:min-width="4.538cm"/>
    </style:style>
    <style:style style:name="gr70" style:family="graphic" style:parent-style-name="standard">
      <style:graphic-properties draw:stroke="none" draw:fill-color="#808080" fo:min-height="0.318cm" fo:min-width="4.538cm"/>
    </style:style>
    <style:style style:name="gr71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2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79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80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81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82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85" style:family="graphic" style:parent-style-name="objectwithoutfill">
      <style:graphic-properties draw:marker-end="線の終点_20_13" draw:fill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87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8" style:family="graphic" style:parent-style-name="objectwithoutfill">
      <style:graphic-properties draw:marker-end="線の終点_20_14" draw:fill="non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93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94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96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100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101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102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103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104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105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106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113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116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3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49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50" style:family="graphic" style:parent-style-name="objectwithoutfill">
      <style:graphic-properties draw:marker-end="線の終点_20_15" draw:marker-end-width="0.3cm" draw:fill="none"/>
    </style:style>
    <style:style style:name="gr151" style:family="graphic" style:parent-style-name="objectwithoutfill">
      <style:graphic-properties draw:marker-end="線の終点_20_16" draw:marker-end-width="0.3cm" draw:fill="none"/>
    </style:style>
    <style:style style:name="gr152" style:family="graphic" style:parent-style-name="objectwithoutfill">
      <style:graphic-properties draw:marker-end="線の終点_20_17" draw:marker-end-width="0.3cm" draw:fill="none"/>
    </style:style>
    <style:style style:name="gr153" style:family="graphic" style:parent-style-name="objectwithoutfill">
      <style:graphic-properties svg:stroke-color="#ff4000" draw:marker-end="線の終点_20_16" draw:marker-end-width="0.3cm" draw:fill="non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56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57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9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60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61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2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63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69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70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73" style:family="graphic" style:parent-style-name="objectwithoutfill">
      <style:graphic-properties draw:fill="none" draw:textarea-vertical-align="middle"/>
    </style:style>
    <style:style style:name="gr174" style:family="graphic" style:parent-style-name="objectwithoutfill">
      <style:graphic-properties draw:marker-end="線の終点_20_4" draw:marker-end-width="0.3cm" draw:fill="none" draw:textarea-vertical-align="middle"/>
    </style:style>
    <style:style style:name="gr175" style:family="graphic" style:parent-style-name="objectwithoutfill">
      <style:graphic-properties draw:marker-end="線の終点_20_6" draw:marker-end-width="0.3cm" draw:fill="none" draw:textarea-vertical-align="middl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79" style:family="graphic" style:parent-style-name="objectwithoutfill">
      <style:graphic-properties svg:stroke-width="0cm" draw:marker-end="線の終点_20_7" draw:fill="none" draw:textarea-vertical-align="middle"/>
    </style:style>
    <style:style style:name="gr180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82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183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184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85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86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1" style:font-size-asian="10pt" style:font-style-asian="normal" style:font-weight-asian="normal" style:font-size-complex="24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1" style:font-size-asian="10pt" style:font-style-asian="normal" style:font-weight-asian="normal" style:font-size-complex="24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1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2" fo:font-size="14pt" style:font-name-asian="メイリオ1" style:font-size-asian="14pt"/>
    </style:style>
    <style:style style:name="P3" style:family="paragraph">
      <style:paragraph-properties fo:text-align="center"/>
      <style:text-properties fo:color="#383d3c" loext:opacity="100%" style:font-name="Meiryo UI2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2" fo:font-size="14pt" style:font-name-asian="メイリオ1" style:font-size-asian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Meiryo UI2" fo:font-size="14pt" style:font-name-asian="メイリオ1" style:font-size-asian="14pt"/>
    </style:style>
    <style:style style:name="P11" style:family="paragraph">
      <style:paragraph-properties fo:text-align="center"/>
      <style:text-properties style:font-name="Meiryo UI2" fo:font-size="14pt" style:font-name-asian="メイリオ1" style:font-size-asian="14pt"/>
    </style:style>
    <style:style style:name="P12" style:family="paragraph">
      <loext:graphic-properties draw:fill="none" draw:fill-color="#ffffff"/>
      <style:paragraph-properties style:writing-mode="lr-tb"/>
      <style:text-properties style:font-name="Meiryo UI2" fo:font-size="12pt" style:font-name-asian="メイリオ1" style:font-size-asian="14pt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-color="#355269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0000"/>
    </style:style>
    <style:style style:name="P19" style:family="paragraph">
      <loext:graphic-properties draw:fill="none"/>
    </style:style>
    <style:style style:name="P20" style:family="paragraph">
      <loext:graphic-properties draw:fill-color="#00a933"/>
    </style:style>
    <style:style style:name="P21" style:family="paragraph">
      <loext:graphic-properties draw:fill-color="#2a6099"/>
    </style:style>
    <style:style style:name="P22" style:family="paragraph">
      <loext:graphic-properties draw:fill-color="#808080"/>
    </style:style>
    <style:style style:name="P23" style:family="paragraph">
      <loext:graphic-properties draw:fill-color="#ff8000"/>
      <style:paragraph-properties fo:text-align="center"/>
    </style:style>
    <style:style style:name="P24" style:family="paragraph">
      <style:paragraph-properties fo:text-align="center" style:writing-mode="lr-tb"/>
      <style:text-properties fo:font-size="12pt"/>
    </style:style>
    <style:style style:name="P25" style:family="paragraph">
      <loext:graphic-properties draw:fill-color="#cccccc"/>
      <style:paragraph-properties fo:text-align="center" style:writing-mode="lr-tb"/>
      <style:text-properties fo:font-size="12pt"/>
    </style:style>
    <style:style style:name="P26" style:family="paragraph">
      <loext:graphic-properties draw:fill-color="#b2b2b2"/>
      <style:paragraph-properties fo:text-align="center" style:writing-mode="lr-tb"/>
      <style:text-properties fo:font-size="12pt"/>
    </style:style>
    <style:style style:name="P27" style:family="paragraph">
      <loext:graphic-properties draw:fill-color="#666666"/>
      <style:paragraph-properties fo:text-align="center" style:writing-mode="lr-tb"/>
      <style:text-properties fo:font-size="12pt"/>
    </style:style>
    <style:style style:name="P28" style:family="paragraph">
      <loext:graphic-properties draw:fill="none" draw:fill-color="#1c1c1c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color="#cccccc" loext:opacity="100%" style:font-name="Meiryo UI2" fo:font-size="96pt" style:font-name-asian="メイリオ1" style:font-size-asian="14pt"/>
    </style:style>
    <style:style style:name="P32" style:family="paragraph">
      <loext:graphic-properties draw:fill-color="#00a933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3" style:family="paragraph">
      <loext:graphic-properties draw:fill="bitmap" draw:fill-color="#00a933" draw:fill-image-name="Zig_20_Zag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4" style:family="paragraph">
      <loext:graphic-properties draw:fill-color="#2a6099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5" style:family="paragraph">
      <loext:graphic-properties draw:fill="bitmap" draw:fill-color="#2a6099" draw:fill-image-name="Zig_20_Zag" draw:opacity="100%"/>
      <style:paragraph-properties fo:text-align="center"/>
      <style:text-properties style:font-name="Meiryo UI2" fo:font-size="14pt" style:font-name-asian="メイリオ1" style:font-size-asian="14pt"/>
    </style:style>
    <style:style style:name="P36" style:family="paragraph">
      <style:paragraph-properties fo:line-height="200%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2" fo:font-size="14pt" style:font-name-asian="メイリオ1" style:font-size-asian="14pt"/>
    </style:style>
    <style:style style:name="P39" style:family="paragraph">
      <loext:graphic-properties draw:fill-color="#ff0000" draw:opacity="100%"/>
      <style:paragraph-properties fo:text-align="center"/>
      <style:text-properties style:font-name="Meiryo UI2" fo:font-size="14pt" style:font-name-asian="メイリオ1" style:font-size-asian="14pt"/>
    </style:style>
    <style:style style:name="P40" style:family="paragraph">
      <loext:graphic-properties draw:fill="bitmap" draw:fill-color="#ff0000" draw:fill-image-name="Zig_20_Zag" draw:opacity="100%"/>
      <style:paragraph-properties fo:text-align="center"/>
      <style:text-properties style:font-name="Meiryo UI2" fo:font-size="14pt" style:font-name-asian="メイリオ1" style:font-size-asian="14pt"/>
    </style:style>
    <style:style style:name="P41" style:family="paragraph">
      <loext:graphic-properties draw:fill="none"/>
      <style:paragraph-properties fo:text-align="center"/>
      <style:text-properties style:font-name="Meiryo UI2" fo:font-size="14pt" style:font-name-asian="メイリオ1" style:font-size-asian="14pt"/>
    </style:style>
    <style:style style:name="P42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2" fo:font-size="14pt" style:font-name-asian="メイリオ1" style:font-size-asian="14pt"/>
    </style:style>
    <style:style style:name="P43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2" fo:font-size="14pt" style:font-name-asian="メイリオ1" style:font-size-asian="14pt"/>
    </style:style>
    <style:style style:name="P44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2" fo:font-size="14pt" style:font-name-asian="メイリオ1" style:font-size-asian="14pt"/>
    </style:style>
    <style:style style:name="P45" style:family="paragraph">
      <loext:graphic-properties draw:fill="none" draw:fill-color="#ffffff"/>
      <style:paragraph-properties style:writing-mode="lr-tb"/>
      <style:text-properties style:font-name="Meiryo UI2" fo:font-size="14pt" fo:font-weight="normal" style:font-name-asian="メイリオ1" style:font-size-asian="14pt" style:font-weight-asian="normal" style:font-weight-complex="normal"/>
    </style:style>
    <style:style style:name="P46" style:family="paragraph">
      <style:paragraph-properties fo:text-align="center" style:writing-mode="lr-tb"/>
      <style:text-properties style:text-position="0% 100%" fo:font-size="12pt"/>
    </style:style>
    <style:style style:name="P47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8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9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5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1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5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0" style:family="paragraph">
      <style:paragraph-properties fo:margin-top="0cm" fo:margin-bottom="0cm" fo:line-height="100%" fo:text-align="center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6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64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5" style:family="paragraph">
      <style:paragraph-properties fo:margin-top="0cm" fo:margin-bottom="0cm" fo:line-height="100%" fo:text-align="start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1" style:font-size-asian="10pt" style:font-style-asian="normal" style:font-weight-asian="normal" style:font-size-complex="24pt" fo:hyphenate="false"/>
    </style:style>
    <style:style style:name="P6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1" style:font-size-asian="10pt" style:font-style-asian="normal" style:font-weight-asian="normal" style:font-size-complex="10pt" fo:hyphenate="false"/>
    </style:style>
    <style:style style:name="P70" style:family="paragraph">
      <loext:graphic-properties draw:fill="solid" draw:fill-color="#000000"/>
      <style:paragraph-properties fo:text-align="center"/>
    </style:style>
    <style:style style:name="P71" style:family="paragraph">
      <loext:graphic-properties draw:fill="solid" draw:fill-color="#ffffff"/>
      <style:paragraph-properties fo:text-align="center"/>
    </style:style>
    <style:style style:name="P72" style:family="paragraph">
      <loext:graphic-properties draw:fill="none" draw:fill-color="#000000"/>
      <style:paragraph-properties fo:text-align="center"/>
    </style:style>
    <style:style style:name="P73" style:family="paragraph">
      <loext:graphic-properties draw:fill="solid" draw:fill-color="#666666"/>
      <style:paragraph-properties fo:text-align="center"/>
    </style:style>
    <style:style style:name="P74" style:family="paragraph">
      <loext:graphic-properties draw:fill-color="#999999"/>
      <style:paragraph-properties fo:text-align="center"/>
    </style:style>
    <style:style style:name="P75" style:family="paragraph">
      <loext:graphic-properties draw:fill="solid" draw:fill-color="#333333"/>
      <style:paragraph-properties fo:text-align="center"/>
    </style:style>
    <style:style style:name="P76" style:family="paragraph">
      <style:paragraph-properties fo:text-align="center" style:writing-mode="lr-tb"/>
      <style:text-properties fo:color="#383d3c" loext:opacity="100%" style:font-name="Meiryo UI2" fo:font-size="14pt" style:font-name-asian="メイリオ1" style:font-size-asian="14pt"/>
    </style:style>
    <style:style style:name="P77" style:family="paragraph">
      <loext:graphic-properties draw:fill="none"/>
      <style:paragraph-properties fo:text-align="center"/>
      <style:text-properties fo:color="#383d3c" loext:opacity="100%" style:font-name="Meiryo UI2" fo:font-size="14pt" style:font-name-asian="メイリオ1" style:font-size-asian="14pt"/>
    </style:style>
    <style:style style:name="P78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79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T1" style:family="text">
      <style:text-properties fo:color="#383d3c" loext:opacity="100%" style:font-name="Meiryo UI2" fo:font-size="14pt" style:font-name-asian="メイリオ1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2" fo:font-size="14pt" style:font-name-asian="メイリオ1" style:font-size-asian="14pt"/>
    </style:style>
    <style:style style:name="T5" style:family="text">
      <style:text-properties style:font-name="Meiryo UI2" fo:font-size="12pt" style:font-name-asian="メイリオ1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2" fo:font-size="96pt" style:font-name-asian="メイリオ1" style:font-size-asian="14pt"/>
    </style:style>
    <style:style style:name="T9" style:family="text">
      <style:text-properties style:text-position="-8% 58%" style:font-name="Meiryo UI2" fo:font-size="14pt" style:font-name-asian="メイリオ1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2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2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2" fo:font-size="14pt" style:font-name-asian="メイリオ1" style:font-size-asian="14pt"/>
    </style:style>
    <style:style style:name="T14" style:family="text">
      <style:text-properties style:font-name="Meiryo UI2" fo:font-size="14pt" fo:font-weight="normal" style:font-name-asian="メイリオ1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5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5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5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5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5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" fo:font-size="14pt" fo:letter-spacing="normal" fo:font-style="normal" style:text-underline-style="none" fo:font-weight="normal" fo:background-color="transparent" style:font-name-asian="メイリオ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1" style:font-size-asian="10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1" style:font-size-asian="10pt" style:font-style-asian="normal" style:font-weight-asian="normal" style:font-size-complex="10pt" style:font-style-complex="normal" style:font-weight-complex="bold"/>
    </style:style>
    <style:style style:name="T27" style:family="text">
      <style:text-properties style:font-name="メイリオ" fo:font-size="14pt" style:font-size-asian="14pt" style:font-size-complex="14pt"/>
    </style:style>
    <style:style style:name="T28" style:family="text">
      <style:text-properties style:font-name="メイリオ" fo:font-size="14pt" style:font-name-asian="メイリオ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9" draw:text-style-name="P5" draw:layer="layout" svg:width="0.997cm" svg:height="0.992cm" svg:x="5.803cm" svg:y="4.308cm">
          <draw:text-box>
            <text:p>①</text:p>
          </draw:text-box>
        </draw:frame>
        <draw:frame draw:style-name="gr9" draw:text-style-name="P5" draw:layer="layout" svg:width="0.997cm" svg:height="0.992cm" svg:x="11.403cm" svg:y="4.308cm">
          <draw:text-box>
            <text:p>②</text:p>
          </draw:text-box>
        </draw:frame>
        <draw:frame draw:style-name="gr9" draw:text-style-name="P5" draw:layer="layout" svg:width="0.997cm" svg:height="0.992cm" svg:x="16.903cm" svg:y="4.308cm">
          <draw:text-box>
            <text:p>③</text:p>
          </draw:text-box>
        </draw:frame>
      </draw:page>
      <draw:page draw:name="page3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7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7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7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7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7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7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7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7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7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7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7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7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7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8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7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7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7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7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7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7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7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7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7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7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7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7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7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8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8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4" draw:style-name="dp1" draw:master-page-name="標準">
        <draw:custom-shape draw:style-name="gr21" draw:text-style-name="P9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9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10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10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1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0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1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0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9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1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0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9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5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3" draw:text-style-name="P9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5" draw:text-style-name="P12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1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0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8" draw:text-style-name="P10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1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2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0" draw:text-style-name="P10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1" draw:text-style-name="P12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2" draw:text-style-name="P10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3" draw:text-style-name="P9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0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5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3" draw:text-style-name="P9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7" draw:text-style-name="P12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6" draw:style-name="dp1" draw:master-page-name="標準">
        <draw:custom-shape draw:style-name="gr48" draw:text-style-name="P13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14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0" draw:text-style-name="P1" draw:layer="layout" svg:x1="24.5cm" svg:y1="9.4cm" svg:x2="23.4cm" svg:y2="14.9cm">
          <text:p/>
        </draw:line>
        <draw:line draw:style-name="gr50" draw:text-style-name="P1" draw:layer="layout" svg:x1="19.1cm" svg:y1="9.5cm" svg:x2="19.8cm" svg:y2="14.9cm">
          <text:p/>
        </draw:line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1" draw:text-style-name="P5" draw:layer="layout" svg:width="1.493cm" svg:height="1.01cm" svg:x="9.7cm" svg:y="11.8cm">
          <draw:text-box>
            <text:p>矩形</text:p>
          </draw:text-box>
        </draw:frame>
        <draw:custom-shape draw:style-name="gr52" draw:text-style-name="P14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3" draw:text-style-name="P1" draw:layer="layout" svg:x1="1.6cm" svg:y1="9.2cm" svg:x2="1.5cm" svg:y2="14.4cm">
          <text:p/>
        </draw:line>
        <draw:line draw:style-name="gr53" draw:text-style-name="P1" draw:layer="layout" svg:x1="4.3cm" svg:y1="6.1cm" svg:x2="4.2cm" svg:y2="11.3cm">
          <text:p/>
        </draw:line>
        <draw:line draw:style-name="gr53" draw:text-style-name="P1" draw:layer="layout" svg:x1="12.5cm" svg:y1="6.2cm" svg:x2="12.4cm" svg:y2="11.4cm">
          <text:p/>
        </draw:line>
        <draw:line draw:style-name="gr53" draw:text-style-name="P1" draw:layer="layout" svg:x1="9.8cm" svg:y1="9.2cm" svg:x2="9.7cm" svg:y2="14.4cm">
          <text:p/>
        </draw:line>
        <draw:custom-shape draw:style-name="gr52" draw:text-style-name="P14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2.483cm" svg:height="0.992cm" svg:x="6.1cm" svg:y="6.5cm">
          <draw:text-box>
            <text:p>表示画像</text:p>
          </draw:text-box>
        </draw:frame>
        <draw:frame draw:style-name="gr54" draw:text-style-name="P5" draw:layer="layout" svg:width="1.895cm" svg:height="0.882cm" svg:x="2.5cm" svg:y="10.6cm">
          <draw:text-box>
            <text:p>(0, 0)</text:p>
          </draw:text-box>
        </draw:frame>
        <draw:custom-shape draw:style-name="gr48" draw:text-style-name="P13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5" draw:text-style-name="P5" draw:layer="layout" svg:width="4.96cm" svg:height="0.992cm" svg:x="4.7cm" svg:y="11.2cm">
          <draw:text-box>
            <text:p>矩形描画キャンバス</text:p>
          </draw:text-box>
        </draw:frame>
        <draw:frame draw:style-name="gr56" draw:text-style-name="P5" draw:layer="layout" svg:width="1.831cm" svg:height="0.882cm" svg:x="3.2cm" svg:y="11.718cm">
          <draw:text-box>
            <text:p>(x, y)</text:p>
          </draw:text-box>
        </draw:frame>
        <draw:custom-shape draw:style-name="gr57" draw:text-style-name="P15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.871cm" svg:y="6.8cm">
          <draw:text-box>
            <text:p>213</text:p>
          </draw:text-box>
        </draw:frame>
        <draw:frame draw:style-name="gr54" draw:text-style-name="P5" draw:layer="layout" svg:width="1.895cm" svg:height="0.882cm" svg:x="3.405cm" svg:y="5.2cm">
          <draw:text-box>
            <text:p>(0, 0)</text:p>
          </draw:text-box>
        </draw:frame>
        <draw:custom-shape draw:style-name="gr57" draw:text-style-name="P15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3.969cm" svg:height="0.992cm" svg:x="20.8cm" svg:y="7.508cm">
          <draw:text-box>
            <text:p>もともとの画像</text:p>
          </draw:text-box>
        </draw:frame>
        <draw:custom-shape draw:style-name="gr60" draw:text-style-name="P13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1" draw:text-style-name="P5" draw:layer="layout" svg:width="1.493cm" svg:height="0.992cm" svg:x="5.4cm" svg:y="12.5cm">
          <draw:text-box>
            <text:p>矩形</text:p>
          </draw:text-box>
        </draw:frame>
        <draw:frame draw:style-name="gr62" draw:text-style-name="P16" draw:layer="layout" svg:width="3.474cm" svg:height="1.733cm" svg:x="19cm" svg:y="9.6cm">
          <draw:text-box>
            <text:p text:style-name="P13">矩形</text:p>
            <text:p text:style-name="P13">（コピー元）</text:p>
          </draw:text-box>
        </draw:frame>
        <draw:custom-shape draw:style-name="gr57" draw:text-style-name="P15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5cm" svg:y1="12.329cm" svg:x2="18.7cm" svg:y2="9.5cm">
          <text:p/>
        </draw:line>
        <draw:line draw:style-name="gr50" draw:text-style-name="P1" draw:layer="layout" svg:x1="7.4cm" svg:y1="13.5cm" svg:x2="22.4cm" svg:y2="11.5cm">
          <text:p/>
        </draw:line>
        <draw:frame draw:style-name="gr63" draw:text-style-name="P5" draw:layer="layout" svg:width="4.845cm" svg:height="0.882cm" svg:x="16.955cm" svg:y="8.5cm">
          <draw:text-box>
            <text:p>(x*scale, y*scale)</text:p>
          </draw:text-box>
        </draw:frame>
        <draw:line draw:style-name="gr50" draw:text-style-name="P1" draw:layer="layout" svg:x1="17.3cm" svg:y1="11.4cm" svg:x2="18.5cm" svg:y2="16.2cm">
          <text:p/>
        </draw:line>
        <draw:line draw:style-name="gr50" draw:text-style-name="P1" draw:layer="layout" svg:x1="22.6cm" svg:y1="11.4cm" svg:x2="22.2cm" svg:y2="16cm">
          <text:p/>
        </draw:line>
        <draw:frame draw:style-name="gr64" draw:text-style-name="P5" draw:layer="layout" svg:width="2.979cm" svg:height="0.992cm" svg:x="19.407cm" svg:y="15cm">
          <draw:text-box>
            <text:p>キャンバス</text:p>
          </draw:text-box>
        </draw:frame>
        <draw:frame draw:style-name="gr54" draw:text-style-name="P5" draw:layer="layout" svg:width="1.895cm" svg:height="0.882cm" svg:x="17.3cm" svg:y="6.8cm">
          <draw:text-box>
            <text:p>(0, 0)</text:p>
          </draw:text-box>
        </draw:frame>
        <draw:custom-shape draw:style-name="gr57" draw:text-style-name="P15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7" draw:layer="layout" svg:width="1.429cm" svg:height="0.883cm" svg:x="7.171cm" svg:y="5.3cm">
          <draw:text-box>
            <text:p>320</text:p>
          </draw:text-box>
        </draw:frame>
        <draw:frame draw:style-name="gr65" draw:text-style-name="P17" draw:layer="layout" svg:width="1.429cm" svg:height="0.883cm" svg:x="6.671cm" svg:y="10.5cm">
          <draw:text-box>
            <text:p>320</text:p>
          </draw:text-box>
        </draw:frame>
        <draw:frame draw:style-name="gr58" draw:text-style-name="P5" draw:layer="layout" svg:width="1.429cm" svg:height="0.882cm" svg:x="1.6cm" svg:y="12.018cm">
          <draw:text-box>
            <text:p>213</text:p>
          </draw:text-box>
        </draw:frame>
        <draw:frame draw:style-name="gr65" draw:text-style-name="P17" draw:layer="layout" svg:width="1.831cm" svg:height="0.883cm" svg:x="4.6cm" svg:y="13.417cm">
          <draw:text-box>
            <text:p>width</text:p>
          </draw:text-box>
        </draw:frame>
        <draw:frame draw:style-name="gr65" draw:text-style-name="P17" draw:layer="layout" svg:width="2.013cm" svg:height="0.883cm" svg:x="7.9cm" svg:y="12.5cm">
          <draw:text-box>
            <text:p>height</text:p>
          </draw:text-box>
        </draw:frame>
        <draw:frame draw:style-name="gr65" draw:text-style-name="P17" draw:layer="layout" svg:width="3.338cm" svg:height="0.883cm" svg:x="18.4cm" svg:y="11.217cm">
          <draw:text-box>
            <text:p>width*scale</text:p>
          </draw:text-box>
        </draw:frame>
        <draw:frame draw:style-name="gr65" draw:text-style-name="P17" draw:layer="layout" svg:width="3.52cm" svg:height="0.883cm" svg:x="23.48cm" svg:y="10.2cm">
          <draw:text-box>
            <text:p>height*scale</text:p>
          </draw:text-box>
        </draw:frame>
        <draw:frame draw:style-name="gr56" draw:text-style-name="P5" draw:layer="layout" svg:width="1.831cm" svg:height="0.882cm" svg:x="18.2cm" svg:y="14.2cm">
          <draw:text-box>
            <text:p>(x, y)</text:p>
          </draw:text-box>
        </draw:frame>
        <draw:frame draw:style-name="gr65" draw:text-style-name="P17" draw:layer="layout" svg:width="1.831cm" svg:height="0.883cm" svg:x="19.6cm" svg:y="15.899cm">
          <draw:text-box>
            <text:p>width</text:p>
          </draw:text-box>
        </draw:frame>
        <draw:frame draw:style-name="gr65" draw:text-style-name="P17" draw:layer="layout" svg:width="2.013cm" svg:height="0.883cm" svg:x="22.7cm" svg:y="15.217cm">
          <draw:text-box>
            <text:p>height</text:p>
          </draw:text-box>
        </draw:frame>
        <draw:frame draw:style-name="gr65" draw:text-style-name="P17" draw:layer="layout" svg:width="1.738cm" svg:height="0.883cm" svg:x="22.262cm" svg:y="6.8cm">
          <draw:text-box>
            <text:p>1280</text:p>
          </draw:text-box>
        </draw:frame>
        <draw:frame draw:style-name="gr65" draw:text-style-name="P17" draw:layer="layout" svg:width="1.429cm" svg:height="0.883cm" svg:x="15.2cm" svg:y="9.4cm">
          <draw:text-box>
            <text:p>853</text:p>
          </draw:text-box>
        </draw:frame>
      </draw:page>
      <draw:page draw:name="page7" draw:style-name="dp1" draw:master-page-name="標準">
        <draw:custom-shape draw:style-name="gr66" draw:text-style-name="P18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3.5cm" svg:x2="12.7cm" svg:y2="14.2cm">
          <text:p/>
        </draw:line>
        <draw:custom-shape draw:style-name="gr68" draw:text-style-name="P20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2.5cm" svg:x2="12.7cm" svg:y2="13.1cm">
          <text:p/>
        </draw:line>
        <draw:custom-shape draw:style-name="gr69" draw:text-style-name="P21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1.3cm" svg:x2="12.7cm" svg:y2="11.9cm">
          <text:p/>
        </draw:line>
        <draw:custom-shape draw:style-name="gr70" draw:text-style-name="P22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1" draw:text-style-name="P19" draw:layer="layout" svg:x1="12.7cm" svg:y1="9.6cm" svg:x2="12.7cm" svg:y2="10.8cm">
          <text:p/>
        </draw:line>
        <draw:custom-shape draw:style-name="gr72" draw:text-style-name="P23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" draw:layer="layout" svg:width="0.841cm" svg:height="0.882cm" svg:x="10.059cm" svg:y="13.9cm">
          <draw:text-box>
            <text:p>R</text:p>
          </draw:text-box>
        </draw:frame>
        <draw:frame draw:style-name="gr74" draw:text-style-name="P5" draw:layer="layout" svg:width="0.862cm" svg:height="0.882cm" svg:x="10cm" svg:y="12.818cm">
          <draw:text-box>
            <text:p>G</text:p>
          </draw:text-box>
        </draw:frame>
        <draw:frame draw:style-name="gr73" draw:text-style-name="P5" draw:layer="layout" svg:width="0.841cm" svg:height="0.882cm" svg:x="10cm" svg:y="11.718cm">
          <draw:text-box>
            <text:p>R</text:p>
          </draw:text-box>
        </draw:frame>
        <draw:frame draw:style-name="gr75" draw:text-style-name="P5" draw:layer="layout" svg:width="0.836cm" svg:height="0.882cm" svg:x="9.959cm" svg:y="10.518cm">
          <draw:text-box>
            <text:p>A</text:p>
          </draw:text-box>
        </draw:frame>
        <draw:custom-shape draw:style-name="gr72" draw:text-style-name="P23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2.7cm" svg:y="13.718cm">
          <draw:text-box>
            <text:p>153</text:p>
          </draw:text-box>
        </draw:frame>
        <draw:frame draw:style-name="gr76" draw:text-style-name="P5" draw:layer="layout" svg:width="1.12cm" svg:height="0.882cm" svg:x="12.671cm" svg:y="12.718cm">
          <draw:text-box>
            <text:p>26</text:p>
          </draw:text-box>
        </draw:frame>
        <draw:frame draw:style-name="gr58" draw:text-style-name="P5" draw:layer="layout" svg:width="1.429cm" svg:height="0.882cm" svg:x="12.701cm" svg:y="13.718cm">
          <draw:text-box>
            <text:p>153</text:p>
          </draw:text-box>
        </draw:frame>
        <draw:frame draw:style-name="gr58" draw:text-style-name="P5" draw:layer="layout" svg:width="1.429cm" svg:height="0.882cm" svg:x="12.7cm" svg:y="11.518cm">
          <draw:text-box>
            <text:p>102</text:p>
          </draw:text-box>
        </draw:frame>
        <draw:frame draw:style-name="gr58" draw:text-style-name="P5" draw:layer="layout" svg:width="1.429cm" svg:height="0.882cm" svg:x="12.671cm" svg:y="10.418cm">
          <draw:text-box>
            <text:p>255</text:p>
          </draw:text-box>
        </draw:frame>
        <draw:frame draw:style-name="gr77" draw:text-style-name="P5" draw:layer="layout" svg:width="5.857cm" svg:height="0.992cm" svg:x="12.843cm" svg:y="8.908cm">
          <draw:text-box>
            <text:p>紫(153, 26, 102, 255)</text:p>
          </draw:text-box>
        </draw:frame>
        <draw:frame draw:style-name="gr58" draw:text-style-name="P5" draw:layer="layout" svg:width="1.429cm" svg:height="0.882cm" svg:x="12.701cm" svg:y="11.518cm">
          <draw:text-box>
            <text:p>102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8" draw:style-name="dp1" draw:master-page-name="標準">
        <draw:custom-shape draw:style-name="gr78" draw:text-style-name="P13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79" draw:text-style-name="P25" draw:layer="layout" svg:width="1.2cm" svg:height="1.2cm" svg:x="9cm" svg:y="15.8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5.8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5.8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6cm" svg:y="15.8cm">
          <text:p text:style-name="P24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5.8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5.8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6.2cm" svg:y="15.8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7.4cm" svg:y="15.8cm">
          <text:p text:style-name="P24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cm" svg:y="15.8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2.2cm" svg:y="15.8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3.4cm" svg:y="15.8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4.6cm" svg:y="15.8cm">
          <text:p text:style-name="P24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9cm" svg:y1="16.4cm" svg:x2="20.5cm" svg:y2="16.4cm">
          <text:p/>
        </draw:line>
        <draw:custom-shape draw:style-name="gr79" draw:text-style-name="P25" draw:layer="layout" svg:width="1.2cm" svg:height="1.2cm" svg:x="9cm" svg:y="13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3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3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2.6cm" svg:y="13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3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3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8.7cm" svg:y="13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9.9cm" svg:y="13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.1cm" svg:y="13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6.7cm" svg:y1="13.6cm" svg:x2="18.2cm" svg:y2="13.6cm">
          <text:p/>
        </draw:line>
        <draw:custom-shape draw:style-name="gr79" draw:text-style-name="P25" draw:layer="layout" svg:width="1.2cm" svg:height="1.2cm" svg:x="9cm" svg:y="10.3cm">
          <text:p text:style-name="P24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0.2cm" svg:y="10.3cm">
          <text:p text:style-name="P24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3.8cm" svg:y="10.3cm">
          <text:p text:style-name="P24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1.8cm" svg:y1="10.9cm" svg:x2="13.3cm" svg:y2="10.9cm">
          <text:p/>
        </draw:line>
        <draw:frame draw:style-name="gr83" draw:text-style-name="P5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84" draw:text-style-name="P5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84" draw:text-style-name="P5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79" draw:text-style-name="P25" draw:layer="layout" svg:width="1.2cm" svg:height="1.2cm" svg:x="6.2cm" svg:y="2.2cm">
          <text:p text:style-name="P24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2.2cm">
          <text:p text:style-name="P2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2.2cm">
          <text:p text:style-name="P24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2.2cm">
          <text:p text:style-name="P24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3.4cm">
          <text:p text:style-name="P24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3.4cm">
          <text:p text:style-name="P24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3.4cm">
          <text:p text:style-name="P24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3.4cm">
          <text:p text:style-name="P24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4.6cm">
          <text:p text:style-name="P24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4.6cm">
          <text:p text:style-name="P24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4.6cm">
          <text:p text:style-name="P24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4.6cm">
          <text:p text:style-name="P24"><text:span text:style-name="T6">11</text:span></text:p>
          <draw:enhanced-geometry svg:viewBox="0 0 21600 21600" draw:type="rectangle" draw:enhanced-path="M 0 0 L 21600 0 21600 21600 0 21600 0 0 Z N"/>
        </draw:custom-shape>
        <draw:line draw:style-name="gr85" draw:text-style-name="P19" draw:layer="layout" svg:x1="5.8cm" svg:y1="2.2cm" svg:x2="5.8cm" svg:y2="5.9cm">
          <text:p/>
        </draw:line>
        <draw:frame draw:style-name="gr86" draw:text-style-name="P5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85" draw:text-style-name="P19" draw:layer="layout" svg:x1="6.2cm" svg:y1="1.8cm" svg:x2="11cm" svg:y2="1.8cm">
          <text:p/>
        </draw:line>
        <draw:frame draw:style-name="gr86" draw:text-style-name="P5" draw:layer="layout" svg:width="1.802cm" svg:height="0.992cm" svg:x="7.6cm" svg:y="0.908cm">
          <draw:text-box>
            <text:p>横幅4</text:p>
          </draw:text-box>
        </draw:frame>
        <draw:custom-shape draw:style-name="gr87" draw:text-style-name="P28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9" draw:layer="layout" svg:x1="9.7cm" svg:y1="4.2cm" svg:x2="13.5cm" svg:y2="4.2cm">
          <text:p/>
        </draw:line>
        <draw:frame draw:style-name="gr89" draw:text-style-name="P30" draw:layer="layout" svg:width="4.841cm" svg:height="1.513cm" svg:x="13.559cm" svg:y="3.4cm">
          <draw:text-box>
            <text:p text:style-name="P29">(row, col)</text:p>
            <text:p text:style-name="P29">= cols*row + row</text:p>
          </draw:text-box>
        </draw:frame>
        <draw:frame draw:style-name="gr90" draw:text-style-name="P5" draw:layer="layout" svg:width="1.988cm" svg:height="0.992cm" svg:x="16.9cm" svg:y="1.108cm">
          <draw:text-box>
            <text:p>未使用</text:p>
          </draw:text-box>
        </draw:frame>
        <draw:frame draw:style-name="gr91" draw:text-style-name="P5" draw:layer="layout" svg:width="3.453cm" svg:height="0.882cm" svg:x="5.147cm" svg:y="10.418cm">
          <draw:text-box>
            <text:p>cv.CV_8UC1</text:p>
          </draw:text-box>
        </draw:frame>
        <draw:frame draw:style-name="gr91" draw:text-style-name="P5" draw:layer="layout" svg:width="3.453cm" svg:height="0.882cm" svg:x="5.147cm" svg:y="13.118cm">
          <draw:text-box>
            <text:p>cv.CV_8UC3</text:p>
          </draw:text-box>
        </draw:frame>
        <draw:frame draw:style-name="gr91" draw:text-style-name="P5" draw:layer="layout" svg:width="3.453cm" svg:height="0.882cm" svg:x="5.147cm" svg:y="16cm">
          <draw:text-box>
            <text:p>cv.CV_8UC4</text:p>
          </draw:text-box>
        </draw:frame>
      </draw:page>
      <draw:page draw:name="page9" draw:style-name="dp1" draw:master-page-name="標準">
        <draw:frame draw:style-name="gr92" draw:text-style-name="P31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93" draw:text-style-name="P32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34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35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97" draw:text-style-name="P10" draw:layer="layout" svg:width="0.803cm" svg:height="3.406cm" svg:x="8.142cm" svg:y="10.134cm">
          <draw:text-box>
            <text:p><text:span text:style-name="T4">r</text:span></text:p>
            <text:p text:style-name="P36"><text:span text:style-name="T4">g</text:span><text:span text:style-name="T4"><text:line-break/></text:span><text:span text:style-name="T4">b</text:span></text:p>
          </draw:text-box>
        </draw:frame>
        <draw:frame draw:style-name="gr98" draw:text-style-name="P10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6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99" draw:text-style-name="P38" draw:layer="layout" svg:width="5.002cm" svg:height="3.406cm" svg:x="10.9cm" svg:y="10.034cm">
          <draw:text-box>
            <text:p text:style-name="P37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6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100" draw:text-style-name="P39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31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102" draw:text-style-name="P41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102" draw:text-style-name="P41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102" draw:text-style-name="P41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93" draw:text-style-name="P32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2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34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43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39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44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106" draw:text-style-name="P41" draw:layer="layout" svg:x1="19.5cm" svg:y1="13.1cm" svg:x2="22.6cm" svg:y2="13.1cm">
          <text:p/>
        </draw:line>
        <draw:line draw:style-name="gr106" draw:text-style-name="P41" draw:layer="layout" svg:x1="19.5cm" svg:y1="11.9cm" svg:x2="24.1cm" svg:y2="11.9cm">
          <text:p/>
        </draw:line>
        <draw:line draw:style-name="gr106" draw:text-style-name="P41" draw:layer="layout" svg:x1="19.4cm" svg:y1="10.6cm" svg:x2="25.9cm" svg:y2="10.6cm">
          <text:p/>
        </draw:line>
        <draw:frame draw:style-name="gr107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8" draw:text-style-name="P10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108" draw:text-style-name="P10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108" draw:text-style-name="P45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108" draw:text-style-name="P45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109" draw:text-style-name="P10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108" draw:text-style-name="P45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108" draw:text-style-name="P45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110" draw:text-style-name="P10" draw:layer="layout" svg:width="0.93cm" svg:height="3.406cm" svg:x="18.434cm" svg:y="10.186cm">
          <draw:text-box>
            <text:p><text:span text:style-name="T4">r’</text:span></text:p>
            <text:p text:style-name="P36"><text:span text:style-name="T4">g’</text:span><text:span text:style-name="T4"><text:line-break/></text:span><text:span text:style-name="T4">b’</text:span></text:p>
          </draw:text-box>
        </draw:frame>
        <draw:frame draw:style-name="gr92" draw:text-style-name="P31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108" draw:text-style-name="P10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107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11" draw:text-style-name="P10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10" draw:style-name="dp1" draw:master-page-name="標準">
        <draw:custom-shape draw:style-name="gr79" draw:text-style-name="P25" draw:layer="layout" svg:width="1.2cm" svg:height="1.2cm" svg:x="10.4cm" svg:y="9.514cm">
          <text:p text:style-name="P24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6cm" svg:y="9.514cm">
          <text:p text:style-name="P24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8cm" svg:y="9.514cm">
          <text:p text:style-name="P24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4cm" svg:y="9.514cm">
          <text:p text:style-name="P24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.2cm" svg:y="9.514cm">
          <text:p text:style-name="P24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6.4cm" svg:y="9.514cm">
          <text:p text:style-name="P24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0.1cm" svg:y="9.514cm">
          <text:p text:style-name="P24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.3cm" svg:y="9.514cm">
          <text:p text:style-name="P24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2.5cm" svg:y="9.514cm">
          <text:p text:style-name="P24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8.1cm" svg:y1="10.114cm" svg:x2="19.6cm" svg:y2="10.114cm">
          <text:p/>
        </draw:line>
        <draw:frame draw:style-name="gr84" draw:text-style-name="P5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91" draw:text-style-name="P5" draw:layer="layout" svg:width="3.453cm" svg:height="0.882cm" svg:x="6.547cm" svg:y="9.632cm">
          <draw:text-box>
            <text:p>cv.CV_8UC3</text:p>
          </draw:text-box>
        </draw:frame>
        <draw:frame draw:style-name="gr112" draw:text-style-name="P5" draw:layer="layout" svg:width="2.513cm" svg:height="0.882cm" svg:x="9.7cm" svg:y="10.818cm">
          <draw:text-box>
            <text:p>[0, 180]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11" draw:style-name="dp1" draw:master-page-name="標準">
        <draw:custom-shape draw:style-name="gr79" draw:text-style-name="P47" draw:layer="layout" svg:width="1.2cm" svg:height="1.2cm" svg:x="6.7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frame draw:style-name="gr84" draw:text-style-name="P5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79" draw:text-style-name="P47" draw:layer="layout" svg:width="1.2cm" svg:height="1.2cm" svg:x="7.9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1.5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2.7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3.9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5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5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4" draw:text-style-name="P13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47" draw:layer="layout" svg:width="1.2cm" svg:height="1.2cm" svg:x="6.7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7.9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1.5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2.7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3.9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5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5.1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frame draw:style-name="gr115" draw:text-style-name="P5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115" draw:text-style-name="P5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2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116" draw:text-style-name="P49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17" draw:text-style-name="P50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18" draw:text-style-name="P51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19" draw:text-style-name="P53" draw:layer="layout" svg:width="1.51cm" svg:height="0.759cm" svg:x="8.737cm" svg:y="6.997cm">
          <text:p text:style-name="P52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20" draw:text-style-name="P54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21" draw:text-style-name="P53" draw:layer="layout" svg:width="1.608cm" svg:height="0.759cm" svg:x="13.302cm" svg:y="6.02cm">
          <text:p text:style-name="P52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22" draw:text-style-name="P55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23" draw:text-style-name="P53" draw:layer="layout" svg:width="1.213cm" svg:height="0.759cm" svg:x="13.5cm" svg:y="10.221cm">
          <text:p text:style-name="P5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18" draw:text-style-name="P51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18" draw:text-style-name="P51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18" draw:text-style-name="P51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18" draw:text-style-name="P51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18" draw:text-style-name="P51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18" draw:text-style-name="P51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18" draw:text-style-name="P51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18" draw:text-style-name="P51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18" draw:text-style-name="P51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18" draw:text-style-name="P51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18" draw:text-style-name="P51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18" draw:text-style-name="P51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18" draw:text-style-name="P51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18" draw:text-style-name="P51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18" draw:text-style-name="P51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18" draw:text-style-name="P51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24" draw:text-style-name="P53" draw:layer="layout" svg:width="1.743cm" svg:height="0.759cm" svg:x="3.499cm" svg:y="6.393cm">
          <text:p text:style-name="P52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25" draw:text-style-name="P57" draw:layer="layout" svg:width="2.283cm" svg:height="0.759cm" svg:x="5.699cm" svg:y="6.407cm">
          <text:p text:style-name="P56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26" draw:text-style-name="P58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18" draw:text-style-name="P51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18" draw:text-style-name="P51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18" draw:text-style-name="P51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18" draw:text-style-name="P51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18" draw:text-style-name="P51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18" draw:text-style-name="P51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18" draw:text-style-name="P51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18" draw:text-style-name="P51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18" draw:text-style-name="P51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18" draw:text-style-name="P51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18" draw:text-style-name="P51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18" draw:text-style-name="P51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18" draw:text-style-name="P51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18" draw:text-style-name="P51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18" draw:text-style-name="P51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27" draw:text-style-name="P53" draw:layer="layout" svg:width="1.611cm" svg:height="0.759cm" svg:x="17.283cm" svg:y="6.391cm">
          <text:p text:style-name="P52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28" draw:text-style-name="P57" draw:layer="layout" svg:width="2.399cm" svg:height="0.759cm" svg:x="19.301cm" svg:y="6.405cm">
          <text:p text:style-name="P56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29" draw:text-style-name="P53" draw:layer="layout" svg:width="2.227cm" svg:height="0.758cm" svg:x="11.361cm" svg:y="8.04cm">
          <text:p text:style-name="P52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30" draw:text-style-name="P50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31" draw:text-style-name="P49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テキスト ボックス 53" draw:style-name="gr132" draw:text-style-name="P53" draw:layer="layout" svg:width="1.213cm" svg:height="0.759cm" svg:x="4.746cm" svg:y="6.372cm">
          <text:p text:style-name="P52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18" draw:text-style-name="P51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33" draw:text-style-name="P53" draw:layer="layout" svg:width="1.213cm" svg:height="0.759cm" svg:x="8.886cm" svg:y="8.997cm">
          <text:p text:style-name="P52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34" draw:text-style-name="P50" draw:layer="layout" svg:width="3.914cm" svg:height="0.615cm" draw:transform="rotate (0.526565835326689) translate (5.043cm 9.305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35" draw:text-style-name="P50" draw:layer="layout" svg:width="3.194cm" svg:height="0.573cm" draw:transform="rotate (0.31398473243378) translate (9.913cm 11.034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22" draw:text-style-name="P55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36" draw:text-style-name="P53" draw:layer="layout" svg:width="1.213cm" svg:height="0.759cm" svg:x="18.464cm" svg:y="6.393cm">
          <text:p text:style-name="P5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37" draw:text-style-name="P50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38" draw:text-style-name="P50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3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22">11</text:span></text:p>
              </table:table-cell>
              <table:table-cell>
                <text:p text:style-name="P59"><text:span text:style-name="T22">13</text:span></text:p>
              </table:table-cell>
              <table:table-cell>
                <text:p text:style-name="P59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2</text:span></text:p>
              </table:table-cell>
              <table:table-cell table:style-name="ce2">
                <text:p text:style-name="P59"><text:span text:style-name="T22">17</text:span></text:p>
              </table:table-cell>
              <table:table-cell>
                <text:p text:style-name="P59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11</text:span></text:p>
              </table:table-cell>
              <table:table-cell>
                <text:p text:style-name="P59"><text:span text:style-name="T22">14</text:span></text:p>
              </table:table-cell>
              <table:table-cell>
                <text:p text:style-name="P59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39" draw:text-style-name="P61" draw:layer="layout" svg:width="3.721cm" svg:height="0.841cm" svg:x="15.579cm" svg:y="8.74cm">
          <text:p text:style-name="P60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40" draw:text-style-name="P63" draw:layer="layout" svg:width="1.043cm" svg:height="0.842cm" svg:x="19.6cm" svg:y="10.966cm">
          <text:p text:style-name="P62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9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9"><text:span text:style-name="T22">99</text:span></text:p>
              </table:table-cell>
              <table:table-cell>
                <text:p text:style-name="P59"><text:span text:style-name="T22">117</text:span></text:p>
              </table:table-cell>
              <table:table-cell>
                <text:p text:style-name="P59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08</text:span></text:p>
              </table:table-cell>
              <table:table-cell table:style-name="ce2">
                <text:p text:style-name="P59"><text:span text:style-name="T22">153</text:span></text:p>
              </table:table-cell>
              <table:table-cell>
                <text:p text:style-name="P59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99</text:span></text:p>
              </table:table-cell>
              <table:table-cell>
                <text:p text:style-name="P59"><text:span text:style-name="T22">126</text:span></text:p>
              </table:table-cell>
              <table:table-cell>
                <text:p text:style-name="P59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/9</text:span></text:p>
              </table:table-cell>
              <table:table-cell table:style-name="ce2"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41" draw:text-style-name="P61" draw:layer="layout" svg:width="1.689cm" svg:height="0.842cm" svg:x="5.911cm" svg:y="8.664cm">
          <text:p text:style-name="P60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42" draw:text-style-name="P61" draw:layer="layout" svg:width="2.481cm" svg:height="0.841cm" svg:x="10.819cm" svg:y="8.608cm">
          <text:p text:style-name="P60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43" draw:text-style-name="P64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上カーブ矢印 11" draw:style-name="gr143" draw:text-style-name="P64" draw:layer="layout" svg:width="5.414cm" svg:height="1.015cm" svg:x="5.308cm" svg:y="8.703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テキスト ボックス 11" draw:style-name="gr144" draw:text-style-name="P66" draw:layer="layout" svg:width="1.653cm" svg:height="0.841cm" svg:x="22.191cm" svg:y="8.6cm">
          <text:p text:style-name="P65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45" draw:text-style-name="P63" draw:layer="layout" svg:width="0.994cm" svg:height="0.842cm" svg:x="19.606cm" svg:y="10.366cm">
          <text:p text:style-name="P62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46" draw:text-style-name="P63" draw:layer="layout" svg:width="1.043cm" svg:height="0.842cm" svg:x="19.6cm" svg:y="10.966cm">
          <text:p text:style-name="P62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47" draw:text-style-name="P63" draw:layer="layout" svg:width="1.043cm" svg:height="0.842cm" svg:x="14.2cm" svg:y="11.008cm">
          <text:p text:style-name="P62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4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7"><text:span text:style-name="T22">99</text:span></text:p>
              </table:table-cell>
              <table:table-cell table:style-name="ce4">
                <text:p text:style-name="P67"><text:span text:style-name="T22">117</text:span></text:p>
              </table:table-cell>
              <table:table-cell>
                <text:p text:style-name="P67"><text:span text:style-name="T22">126</text:span></text:p>
              </table:table-cell>
            </table:table-row>
            <table:table-row table:style-name="ro1">
              <table:table-cell table:style-name="ce5">
                <text:p text:style-name="P67"><text:span text:style-name="T22">108</text:span></text:p>
              </table:table-cell>
              <table:table-cell table:style-name="ce6">
                <text:p text:style-name="P68"><text:span text:style-name="T25">153</text:span></text:p>
              </table:table-cell>
              <table:table-cell table:style-name="ce7">
                <text:p text:style-name="P67"><text:span text:style-name="T22">117</text:span></text:p>
              </table:table-cell>
            </table:table-row>
            <table:table-row table:style-name="ro2" table:default-cell-style-name="ce3">
              <table:table-cell>
                <text:p text:style-name="P67"><text:span text:style-name="T22">99</text:span></text:p>
              </table:table-cell>
              <table:table-cell table:style-name="ce8">
                <text:p text:style-name="P67"><text:span text:style-name="T22">126</text:span></text:p>
              </table:table-cell>
              <table:table-cell>
                <text:p text:style-name="P67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7"><text:span text:style-name="T22">?</text:span></text:p>
              </table:table-cell>
              <table:table-cell table:style-name="ce4">
                <text:p text:style-name="P67"><text:span text:style-name="T22">?</text:span></text:p>
              </table:table-cell>
              <table:table-cell>
                <text:p text:style-name="P67"><text:span text:style-name="T22">?</text:span></text:p>
              </table:table-cell>
            </table:table-row>
            <table:table-row table:style-name="ro1">
              <table:table-cell table:style-name="ce9">
                <text:p text:style-name="P67"><text:span text:style-name="T22">117</text:span></text:p>
              </table:table-cell>
              <table:table-cell table:style-name="ce10">
                <text:p text:style-name="P68"><text:span text:style-name="T25">126</text:span></text:p>
              </table:table-cell>
              <table:table-cell table:style-name="ce7">
                <text:p text:style-name="P67"><text:span text:style-name="T22">?</text:span></text:p>
              </table:table-cell>
            </table:table-row>
            <table:table-row table:style-name="ro2">
              <table:table-cell table:style-name="ce11">
                <text:p text:style-name="P69"><text:span text:style-name="T26">153</text:span></text:p>
              </table:table-cell>
              <table:table-cell table:style-name="ce12">
                <text:p text:style-name="P67"><text:span text:style-name="T22">117</text:span></text:p>
              </table:table-cell>
              <table:table-cell table:style-name="ce3">
                <text:p text:style-name="P67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5" draw:style-name="dp1" draw:master-page-name="標準">
        <draw:g>
          <draw:line draw:style-name="gr148" draw:text-style-name="P19" draw:layer="layout" svg:x1="6cm" svg:y1="6cm" svg:x2="11cm" svg:y2="6cm">
            <text:p/>
          </draw:line>
          <draw:line draw:style-name="gr148" draw:text-style-name="P19" draw:layer="layout" svg:x1="6cm" svg:y1="7cm" svg:x2="11cm" svg:y2="7cm">
            <text:p/>
          </draw:line>
          <draw:line draw:style-name="gr148" draw:text-style-name="P19" draw:layer="layout" svg:x1="6cm" svg:y1="8cm" svg:x2="11cm" svg:y2="8cm">
            <text:p/>
          </draw:line>
          <draw:line draw:style-name="gr148" draw:text-style-name="P19" draw:layer="layout" svg:x1="6cm" svg:y1="9cm" svg:x2="11cm" svg:y2="9cm">
            <text:p/>
          </draw:line>
          <draw:line draw:style-name="gr148" draw:text-style-name="P19" draw:layer="layout" svg:x1="6cm" svg:y1="10cm" svg:x2="11cm" svg:y2="10cm">
            <text:p/>
          </draw:line>
          <draw:line draw:style-name="gr148" draw:text-style-name="P19" draw:layer="layout" svg:x1="6cm" svg:y1="10cm" svg:x2="6cm" svg:y2="6cm">
            <text:p/>
          </draw:line>
          <draw:line draw:style-name="gr148" draw:text-style-name="P19" draw:layer="layout" svg:x1="7cm" svg:y1="10cm" svg:x2="7cm" svg:y2="6cm">
            <text:p/>
          </draw:line>
          <draw:line draw:style-name="gr148" draw:text-style-name="P19" draw:layer="layout" svg:x1="8cm" svg:y1="10cm" svg:x2="8cm" svg:y2="6cm">
            <text:p/>
          </draw:line>
          <draw:line draw:style-name="gr148" draw:text-style-name="P19" draw:layer="layout" svg:x1="9cm" svg:y1="10cm" svg:x2="9cm" svg:y2="6cm">
            <text:p/>
          </draw:line>
          <draw:line draw:style-name="gr148" draw:text-style-name="P19" draw:layer="layout" svg:x1="11cm" svg:y1="10cm" svg:x2="11cm" svg:y2="6cm">
            <text:p/>
          </draw:line>
          <draw:line draw:style-name="gr148" draw:text-style-name="P19" draw:layer="layout" svg:x1="10cm" svg:y1="10cm" svg:x2="10cm" svg:y2="6cm">
            <text:p/>
          </draw:line>
        </draw:g>
        <draw:g>
          <draw:line draw:style-name="gr148" draw:text-style-name="P19" draw:layer="layout" svg:x1="13.5cm" svg:y1="6cm" svg:x2="18.5cm" svg:y2="6cm">
            <text:p/>
          </draw:line>
          <draw:line draw:style-name="gr148" draw:text-style-name="P19" draw:layer="layout" svg:x1="13.5cm" svg:y1="7cm" svg:x2="18.5cm" svg:y2="7cm">
            <text:p/>
          </draw:line>
          <draw:line draw:style-name="gr148" draw:text-style-name="P19" draw:layer="layout" svg:x1="13.5cm" svg:y1="8cm" svg:x2="18.5cm" svg:y2="8cm">
            <text:p/>
          </draw:line>
          <draw:line draw:style-name="gr148" draw:text-style-name="P19" draw:layer="layout" svg:x1="13.5cm" svg:y1="9cm" svg:x2="18.5cm" svg:y2="9cm">
            <text:p/>
          </draw:line>
          <draw:line draw:style-name="gr148" draw:text-style-name="P19" draw:layer="layout" svg:x1="13.5cm" svg:y1="10cm" svg:x2="18.5cm" svg:y2="10cm">
            <text:p/>
          </draw:line>
          <draw:line draw:style-name="gr148" draw:text-style-name="P19" draw:layer="layout" svg:x1="13.5cm" svg:y1="10cm" svg:x2="13.5cm" svg:y2="6cm">
            <text:p/>
          </draw:line>
          <draw:line draw:style-name="gr148" draw:text-style-name="P19" draw:layer="layout" svg:x1="14.5cm" svg:y1="10cm" svg:x2="14.5cm" svg:y2="6cm">
            <text:p/>
          </draw:line>
          <draw:line draw:style-name="gr148" draw:text-style-name="P19" draw:layer="layout" svg:x1="15.5cm" svg:y1="10cm" svg:x2="15.5cm" svg:y2="6cm">
            <text:p/>
          </draw:line>
          <draw:line draw:style-name="gr148" draw:text-style-name="P19" draw:layer="layout" svg:x1="16.5cm" svg:y1="10cm" svg:x2="16.5cm" svg:y2="6cm">
            <text:p/>
          </draw:line>
          <draw:line draw:style-name="gr148" draw:text-style-name="P19" draw:layer="layout" svg:x1="18.5cm" svg:y1="10cm" svg:x2="18.5cm" svg:y2="6cm">
            <text:p/>
          </draw:line>
          <draw:line draw:style-name="gr148" draw:text-style-name="P19" draw:layer="layout" svg:x1="17.5cm" svg:y1="10cm" svg:x2="17.5cm" svg:y2="6cm">
            <text:p/>
          </draw:line>
        </draw:g>
        <draw:custom-shape draw:style-name="gr149" draw:text-style-name="P13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19" draw:layer="layout" svg:x1="6.2cm" svg:y1="9.8cm" svg:x2="10.8cm" svg:y2="6.2cm">
          <text:p/>
        </draw:line>
        <draw:line draw:style-name="gr151" draw:text-style-name="P19" draw:layer="layout" svg:x1="13.6cm" svg:y1="10cm" svg:x2="15.6cm" svg:y2="10cm">
          <text:p/>
        </draw:line>
        <draw:line draw:style-name="gr151" draw:text-style-name="P19" draw:layer="layout" svg:x1="15.5cm" svg:y1="8cm" svg:x2="17.5cm" svg:y2="8cm">
          <text:p/>
        </draw:line>
        <draw:line draw:style-name="gr152" draw:text-style-name="P19" draw:layer="layout" svg:x1="15.5cm" svg:y1="9.9cm" svg:x2="15.5cm" svg:y2="7.9cm">
          <text:p/>
        </draw:line>
        <draw:line draw:style-name="gr152" draw:text-style-name="P19" draw:layer="layout" svg:x1="18.5cm" svg:y1="7cm" svg:x2="18.5cm" svg:y2="5.9cm">
          <text:p/>
        </draw:line>
        <draw:line draw:style-name="gr152" draw:text-style-name="P19" draw:layer="layout" svg:x1="17.5cm" svg:y1="7.999cm" svg:x2="17.5cm" svg:y2="7cm">
          <text:p/>
        </draw:line>
        <draw:line draw:style-name="gr151" draw:text-style-name="P19" draw:layer="layout" svg:x1="17.5cm" svg:y1="7cm" svg:x2="18.5cm" svg:y2="7cm">
          <text:p/>
        </draw:line>
        <draw:line draw:style-name="gr153" draw:text-style-name="P19" draw:layer="layout" svg:x1="13.5cm" svg:y1="9.9cm" svg:x2="13.5cm" svg:y2="6cm">
          <text:p/>
        </draw:line>
        <draw:line draw:style-name="gr153" draw:text-style-name="P19" draw:layer="layout" svg:x1="13.5cm" svg:y1="6cm" svg:x2="18.6cm" svg:y2="6cm">
          <text:p/>
        </draw:line>
        <draw:frame draw:style-name="gr154" draw:text-style-name="P5" draw:layer="layout" svg:width="6.039cm" svg:height="0.992cm" svg:x="5.7cm" svg:y="10.381cm">
          <draw:text-box>
            <text:p>L2ノルム（対角線距離）</text:p>
          </draw:text-box>
        </draw:frame>
        <draw:frame draw:style-name="gr155" draw:text-style-name="P5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6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56" draw:text-style-name="P70" draw:layer="layout" svg:width="1cm" svg:height="1cm" svg:x="7.1cm" svg:y="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9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3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1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1.1cm" svg:y="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2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9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0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72" draw:layer="layout" svg:width="3cm" svg:height="3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0.6cm" svg:height="0.6cm" svg:x="12.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70" draw:layer="layout" svg:width="1cm" svg:height="1cm" svg:x="17.2cm" svg:y="5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9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6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1.2cm" svg:y="6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2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6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3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7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1.2cm" svg:y="7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2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7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3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8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2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8.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" draw:layer="layout" svg:width="1cm" svg:height="1cm" svg:x="23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1.2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1.2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2.2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9.2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0.2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0.2cm" svg:y="10.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2" draw:layer="layout" svg:width="3cm" svg:height="3cm" svg:x="21.2cm" svg:y="6.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0.6cm" svg:height="0.6cm" svg:x="22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74" draw:layer="layout" svg:width="0.8cm" svg:height="1.7cm" svg:x="15.7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7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58" draw:text-style-name="P70" draw:layer="layout" svg:width="1cm" svg:height="1cm" svg:x="7.1cm" svg:y="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9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7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0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2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7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8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9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0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1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2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3.1cm" svg:y="1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4.1cm" svg:y="13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1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1.1cm" svg:y="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2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9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0.1cm" svg:y="10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0.1cm" svg:y="1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2" draw:layer="layout" svg:width="3cm" svg:height="3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0.6cm" svg:height="0.6cm" svg:x="12.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70" draw:layer="layout" svg:width="1cm" svg:height="1cm" svg:x="17.2cm" svg:y="5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9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6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1.2cm" svg:y="6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2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6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3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6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7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1.2cm" svg:y="7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2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7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3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2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8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3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1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7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8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19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0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1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2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0" draw:layer="layout" svg:width="1cm" svg:height="1cm" svg:x="24.2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1.2cm" svg:y="9.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5" draw:layer="layout" svg:width="1cm" svg:height="1cm" svg:x="21.2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2.2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19.2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0.2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1cm" svg:height="1cm" svg:x="20.2cm" svg:y="10.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2" draw:layer="layout" svg:width="3cm" svg:height="3cm" svg:x="21.2cm" svg:y="6.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0.6cm" svg:height="0.6cm" svg:x="22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74" draw:layer="layout" svg:width="0.8cm" svg:height="1.7cm" svg:x="15.7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8" draw:style-name="dp1" draw:master-page-name="標準">
        <draw:frame draw:style-name="gr64" draw:text-style-name="P5" draw:layer="layout" svg:width="2.979cm" svg:height="0.992cm" svg:x="13.2cm" svg:y="9.408cm">
          <draw:text-box>
            <text:p>以下未使用</text:p>
          </draw:text-box>
        </draw:frame>
      </draw:page>
      <draw:page draw:name="page19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65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66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67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68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69" draw:text-style-name="P76" draw:layer="layout" svg:width="5.1cm" svg:height="1.2cm" svg:x="1.978cm" svg:y="14.4cm">
          <text:p text:style-name="P76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69" draw:text-style-name="P76" draw:layer="layout" svg:width="5.1cm" svg:height="1.2cm" svg:x="3.478cm" svg:y="5.4cm">
          <text:p text:style-name="P76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69" draw:text-style-name="P76" draw:layer="layout" svg:width="5.1cm" svg:height="1.2cm" svg:x="7.378cm" svg:y="14.4cm">
          <text:p text:style-name="P76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69" draw:text-style-name="P76" draw:layer="layout" svg:width="5.1cm" svg:height="1.2cm" svg:x="15.578cm" svg:y="14.4cm">
          <text:p text:style-name="P76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70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0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0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0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1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71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72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73" draw:text-style-name="P77" draw:layer="layout" svg:x1="9.178cm" svg:y1="6cm" svg:x2="14.378cm" svg:y2="6cm">
          <text:p/>
        </draw:line>
        <draw:line draw:style-name="gr174" draw:text-style-name="P77" draw:layer="layout" svg:x1="14.378cm" svg:y1="6cm" svg:x2="14.378cm" svg:y2="8.9cm">
          <text:p/>
        </draw:line>
        <draw:line draw:style-name="gr175" draw:text-style-name="P77" draw:layer="layout" svg:x1="23.278cm" svg:y1="9.2cm" svg:x2="16.078cm" svg:y2="9.2cm">
          <text:p/>
        </draw:line>
        <draw:line draw:style-name="gr173" draw:text-style-name="P77" draw:layer="layout" svg:x1="23.278cm" svg:y1="9.2cm" svg:x2="23.3cm" svg:y2="16.4cm">
          <text:p/>
        </draw:line>
        <draw:line draw:style-name="gr173" draw:text-style-name="P77" draw:layer="layout" svg:x1="9.6cm" svg:y1="16.4cm" svg:x2="23.278cm" svg:y2="16.4cm">
          <text:p/>
        </draw:line>
        <draw:line draw:style-name="gr173" draw:text-style-name="P77" draw:layer="layout" svg:x1="9.6cm" svg:y1="15.6cm" svg:x2="9.6cm" svg:y2="16.4cm">
          <text:p/>
        </draw:line>
        <draw:line draw:style-name="gr173" draw:text-style-name="P77" draw:layer="layout" svg:x1="17.878cm" svg:y1="15.6cm" svg:x2="17.9cm" svg:y2="16.4cm">
          <text:p/>
        </draw:line>
        <draw:line draw:style-name="gr173" draw:text-style-name="P77" draw:layer="layout" svg:x1="1.4cm" svg:y1="8.2cm" svg:x2="1.4cm" svg:y2="15cm">
          <text:p/>
        </draw:line>
        <draw:line draw:style-name="gr173" draw:text-style-name="P77" draw:layer="layout" svg:x1="1.4cm" svg:y1="15cm" svg:x2="2cm" svg:y2="15cm">
          <text:p/>
        </draw:line>
        <draw:line draw:style-name="gr175" draw:text-style-name="P77" draw:layer="layout" svg:x1="1.4cm" svg:y1="8.2cm" svg:x2="4.9cm" svg:y2="8.2cm">
          <text:p/>
        </draw:line>
        <draw:frame draw:style-name="gr176" draw:text-style-name="P78" draw:layer="layout" svg:width="0.997cm" svg:height="1cm" svg:x="2.1cm" svg:y="13.2cm">
          <draw:text-box>
            <text:p><text:span text:style-name="T27">①</text:span></text:p>
          </draw:text-box>
        </draw:frame>
        <draw:frame draw:style-name="gr9" draw:text-style-name="P78" draw:layer="layout" svg:width="0.997cm" svg:height="0.992cm" svg:x="1.3cm" svg:y="10.208cm">
          <draw:text-box draw:corner-radius="0.137cm">
            <text:p><text:span text:style-name="T27">②</text:span></text:p>
          </draw:text-box>
        </draw:frame>
        <draw:frame draw:style-name="gr177" draw:text-style-name="P78" draw:layer="layout" svg:width="0.997cm" svg:height="0.992cm" svg:x="15.203cm" svg:y="13.4cm">
          <draw:text-box>
            <text:p><text:span text:style-name="T27">⑦</text:span></text:p>
          </draw:text-box>
        </draw:frame>
        <draw:frame draw:style-name="gr9" draw:text-style-name="P79" draw:layer="layout" svg:width="0.997cm" svg:height="0.992cm" svg:x="11cm" svg:y="5.2cm">
          <draw:text-box>
            <text:p><text:span text:style-name="T28">④</text:span></text:p>
          </draw:text-box>
        </draw:frame>
        <draw:frame draw:style-name="gr9" draw:text-style-name="P10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77" draw:text-style-name="P10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78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77" draw:text-style-name="P78" draw:layer="layout" svg:width="0.997cm" svg:height="0.992cm" svg:x="3.903cm" svg:y="6.903cm">
          <draw:text-box>
            <text:p><text:span text:style-name="T27">③</text:span></text:p>
          </draw:text-box>
        </draw:frame>
      </draw:page>
      <draw:page draw:name="page20" draw:style-name="dp1" draw:master-page-name="標準">
        <draw:frame draw:style-name="gr176" draw:text-style-name="P10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79" draw:text-style-name="P41" draw:layer="layout" svg:x1="5.5cm" svg:y1="8.674cm" svg:x2="13.5cm" svg:y2="8.674cm">
          <text:p/>
        </draw:line>
        <draw:line draw:style-name="gr179" draw:text-style-name="P41" draw:layer="layout" svg:x1="7.5cm" svg:y1="6.774cm" svg:x2="7.5cm" svg:y2="12.574cm">
          <text:p/>
        </draw:line>
        <draw:line draw:style-name="gr180" draw:text-style-name="P41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4" draw:text-style-name="P10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4" draw:text-style-name="P10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108" draw:text-style-name="P10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108" draw:text-style-name="P10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181" draw:text-style-name="P10" draw:layer="layout" svg:width="1.5cm" svg:height="0.9cm" svg:x="8.8cm" svg:y="6.4cm">
          <draw:text-box>
            <text:p><text:span text:style-name="T4">+w</text:span></text:p>
          </draw:text-box>
        </draw:frame>
        <draw:line draw:style-name="gr173" draw:text-style-name="P41" draw:layer="layout" svg:x1="-4.4cm" svg:y1="12.6cm" svg:x2="0.7cm" svg:y2="12.6cm">
          <text:p/>
        </draw:line>
        <draw:line draw:style-name="gr173" draw:text-style-name="P41" draw:layer="layout" svg:x1="-1cm" svg:y1="13.9cm" svg:x2="-1cm" svg:y2="15.6cm">
          <text:p/>
        </draw:line>
        <draw:frame draw:style-name="gr108" draw:text-style-name="P10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82" draw:text-style-name="P41" draw:layer="layout" svg:x1="16.1cm" svg:y1="8.7cm" svg:x2="26cm" svg:y2="8.674cm">
          <text:p/>
        </draw:line>
        <draw:line draw:style-name="gr180" draw:text-style-name="P41" draw:layer="layout" svg:x1="21cm" svg:y1="6.774cm" svg:x2="21cm" svg:y2="12.474cm">
          <text:p/>
        </draw:line>
        <draw:frame draw:style-name="gr54" draw:text-style-name="P10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108" draw:text-style-name="P10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183" draw:text-style-name="P41" draw:layer="layout" svg:x1="7.7cm" svg:y1="7.4cm" svg:x2="11.4cm" svg:y2="7.4cm">
          <text:p/>
        </draw:line>
        <draw:line draw:style-name="gr184" draw:text-style-name="P41" draw:layer="layout" svg:x1="19.2cm" svg:y1="12.9cm" svg:x2="22.9cm" svg:y2="12.9cm">
          <text:p/>
        </draw:line>
        <draw:line draw:style-name="gr185" draw:text-style-name="P41" draw:layer="layout" svg:x1="19.2cm" svg:y1="10.1cm" svg:x2="19.2cm" svg:y2="12.9cm">
          <text:p/>
        </draw:line>
        <draw:line draw:style-name="gr186" draw:text-style-name="P41" draw:layer="layout" svg:x1="22.9cm" svg:y1="10.1cm" svg:x2="22.9cm" svg:y2="12.9cm">
          <text:p/>
        </draw:line>
        <draw:frame draw:style-name="gr56" draw:text-style-name="P10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187" draw:text-style-name="P10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roma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 style:font-adornments="標準"/>
    <style:font-face style:name="Segoe UI2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family-generic="system" style:font-pitch="variable"/>
    <style:font-face style:name="メイリオ3" svg:font-family="メイリオ" style:font-adornments="標準" style:font-family-generic="system" style:font-pitch="variable"/>
    <style:font-face style:name="メイリオ4" svg:font-family="メイリオ" style:font-adornments="標準"/>
    <style:font-face style:name="メイリオ5" svg:font-family="メイリオ"/>
    <style:font-face style:name="メイリオ6" svg:font-family="メイリオ" style:font-adornments="標準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1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2" fo:font-family="'Meiryo UI'" style:font-style-name="標準" style:font-family-generic="modern" style:font-pitch="variable" fo:font-size="14pt" style:font-name-asian="メイリオ1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2T13:36:43.594000000</dc:date>
    <meta:editing-duration>P2DT7H39M2S</meta:editing-duration>
    <meta:editing-cycles>34</meta:editing-cycles>
    <meta:generator>LibreOffice/7.2.7.2$Windows_X86_64 LibreOffice_project/8d71d29d553c0f7dcbfa38fbfda25ee34cce99a2</meta:generator>
    <meta:document-statistic meta:object-count="943"/>
  </office:meta>
</office:document-meta>
</file>